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 style:list-style-name="L1">
      <style:text-properties fo:font-weight="bold" officeooo:rsid="0011e7c3" officeooo:paragraph-rsid="0011e7c3" style:font-weight-asian="bold" style:font-weight-complex="bold"/>
    </style:style>
    <style:style style:name="P6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7" style:family="paragraph" style:parent-style-name="Standard" style:list-style-name="L1">
      <style:text-properties officeooo:rsid="0011e7c3" officeooo:paragraph-rsid="0011e7c3"/>
    </style:style>
    <style:style style:name="P8" style:family="paragraph" style:parent-style-name="Standard" style:list-style-name="L1">
      <style:text-properties officeooo:rsid="0011e7c3" officeooo:paragraph-rsid="0022f69c"/>
    </style:style>
    <style:style style:name="P9" style:family="paragraph" style:parent-style-name="Standard" style:list-style-name="L1">
      <style:text-properties officeooo:rsid="001286d9" officeooo:paragraph-rsid="001286d9"/>
    </style:style>
    <style:style style:name="P10" style:family="paragraph" style:parent-style-name="Standard" style:list-style-name="L1">
      <style:text-properties officeooo:rsid="001286d9" officeooo:paragraph-rsid="0020f235"/>
    </style:style>
    <style:style style:name="P11" style:family="paragraph" style:parent-style-name="Standard" style:list-style-name="L1">
      <style:text-properties officeooo:rsid="0014f387" officeooo:paragraph-rsid="0014f387"/>
    </style:style>
    <style:style style:name="P12" style:family="paragraph" style:parent-style-name="Standard" style:list-style-name="L1">
      <style:text-properties officeooo:rsid="001a0f14" officeooo:paragraph-rsid="001a0f14"/>
    </style:style>
    <style:style style:name="P13" style:family="paragraph" style:parent-style-name="Standard" style:list-style-name="L1">
      <style:text-properties officeooo:rsid="001a0f14" officeooo:paragraph-rsid="0020f235"/>
    </style:style>
    <style:style style:name="P14" style:family="paragraph" style:parent-style-name="Standard" style:list-style-name="L1">
      <style:text-properties officeooo:rsid="000afdba" officeooo:paragraph-rsid="000afdba"/>
    </style:style>
    <style:style style:name="P15" style:family="paragraph" style:parent-style-name="Standard" style:list-style-name="L1">
      <style:text-properties officeooo:rsid="0010ddec" officeooo:paragraph-rsid="0010ddec"/>
    </style:style>
    <style:style style:name="P16" style:family="paragraph" style:parent-style-name="Standard" style:list-style-name="L1">
      <style:text-properties officeooo:rsid="0010ddec" officeooo:paragraph-rsid="000e6375"/>
    </style:style>
    <style:style style:name="P17" style:family="paragraph" style:parent-style-name="Standard" style:list-style-name="L1">
      <style:text-properties officeooo:rsid="000cacfc" officeooo:paragraph-rsid="000cacfc"/>
    </style:style>
    <style:style style:name="P18" style:family="paragraph" style:parent-style-name="Standard" style:list-style-name="L1">
      <style:text-properties officeooo:rsid="000cacfc" officeooo:paragraph-rsid="0029b39a"/>
    </style:style>
    <style:style style:name="P19" style:family="paragraph" style:parent-style-name="Standard" style:list-style-name="L1">
      <style:text-properties officeooo:rsid="000e6375" officeooo:paragraph-rsid="000e6375"/>
    </style:style>
    <style:style style:name="P20" style:family="paragraph" style:parent-style-name="Standard" style:list-style-name="L1">
      <style:text-properties officeooo:rsid="000e6375" officeooo:paragraph-rsid="001a2cad"/>
    </style:style>
    <style:style style:name="P21" style:family="paragraph" style:parent-style-name="Standard" style:list-style-name="L1">
      <style:text-properties officeooo:rsid="000e6375" officeooo:paragraph-rsid="0022f69c"/>
    </style:style>
    <style:style style:name="P22" style:family="paragraph" style:parent-style-name="Standard" style:list-style-name="L1">
      <style:text-properties officeooo:rsid="001a2cad" officeooo:paragraph-rsid="001a2cad"/>
    </style:style>
    <style:style style:name="P23" style:family="paragraph" style:parent-style-name="Standard" style:list-style-name="L1">
      <style:text-properties officeooo:rsid="00199dd9" officeooo:paragraph-rsid="00199dd9"/>
    </style:style>
    <style:style style:name="P24" style:family="paragraph" style:parent-style-name="Standard" style:list-style-name="L1">
      <style:text-properties officeooo:rsid="001cfc80" officeooo:paragraph-rsid="001cfc80"/>
    </style:style>
    <style:style style:name="P25" style:family="paragraph" style:parent-style-name="Standard" style:list-style-name="L1">
      <style:text-properties officeooo:rsid="001cfc80" officeooo:paragraph-rsid="0024db15"/>
    </style:style>
    <style:style style:name="P26" style:family="paragraph" style:parent-style-name="Standard" style:list-style-name="L1">
      <style:text-properties officeooo:rsid="001d0e56" officeooo:paragraph-rsid="001d0e56"/>
    </style:style>
    <style:style style:name="P27" style:family="paragraph" style:parent-style-name="Standard" style:list-style-name="L1">
      <style:text-properties officeooo:rsid="001d0e56" officeooo:paragraph-rsid="0029b39a"/>
    </style:style>
    <style:style style:name="P28" style:family="paragraph" style:parent-style-name="Standard" style:list-style-name="L1">
      <style:text-properties officeooo:rsid="001f219f" officeooo:paragraph-rsid="001d0e56"/>
    </style:style>
    <style:style style:name="P29" style:family="paragraph" style:parent-style-name="Standard" style:list-style-name="L1">
      <style:text-properties officeooo:rsid="001f219f" officeooo:paragraph-rsid="0024db15"/>
    </style:style>
    <style:style style:name="P30" style:family="paragraph" style:parent-style-name="Standard" style:list-style-name="L1">
      <style:text-properties officeooo:rsid="000746ad" officeooo:paragraph-rsid="001a2cad"/>
    </style:style>
    <style:style style:name="P31" style:family="paragraph" style:parent-style-name="Standard" style:list-style-name="L1">
      <style:text-properties officeooo:rsid="001e4fdb" officeooo:paragraph-rsid="001e4fdb"/>
    </style:style>
    <style:style style:name="P32" style:family="paragraph" style:parent-style-name="Standard" style:list-style-name="L1">
      <style:text-properties officeooo:rsid="001e4fdb" officeooo:paragraph-rsid="0029b39a"/>
    </style:style>
    <style:style style:name="P33" style:family="paragraph" style:parent-style-name="Standard" style:list-style-name="L1">
      <style:text-properties officeooo:rsid="001e4fdb" officeooo:paragraph-rsid="002a4f70"/>
    </style:style>
    <style:style style:name="P34" style:family="paragraph" style:parent-style-name="Standard" style:list-style-name="L1">
      <style:text-properties officeooo:rsid="0020f235" officeooo:paragraph-rsid="0020f235"/>
    </style:style>
    <style:style style:name="P35" style:family="paragraph" style:parent-style-name="Standard" style:list-style-name="L1">
      <style:text-properties officeooo:rsid="0021fd4b" officeooo:paragraph-rsid="0021fd4b"/>
    </style:style>
    <style:style style:name="P36" style:family="paragraph" style:parent-style-name="Standard" style:list-style-name="L1">
      <style:text-properties officeooo:rsid="0022a3ff" officeooo:paragraph-rsid="0022a3ff"/>
    </style:style>
    <style:style style:name="P37" style:family="paragraph" style:parent-style-name="Standard" style:list-style-name="L1">
      <style:text-properties officeooo:rsid="00262eea" officeooo:paragraph-rsid="00262eea"/>
    </style:style>
    <style:style style:name="P38" style:family="paragraph" style:parent-style-name="Standard" style:list-style-name="L1">
      <style:text-properties officeooo:rsid="0028a524" officeooo:paragraph-rsid="0028a524"/>
    </style:style>
    <style:style style:name="P39" style:family="paragraph" style:parent-style-name="Standard" style:list-style-name="L1">
      <style:text-properties officeooo:rsid="0029b39a" officeooo:paragraph-rsid="0029b39a"/>
    </style:style>
    <style:style style:name="P40" style:family="paragraph" style:parent-style-name="Standard" style:list-style-name="L1">
      <style:text-properties officeooo:rsid="002a4f70" officeooo:paragraph-rsid="002a4f70"/>
    </style:style>
    <style:style style:name="P41" style:family="paragraph" style:parent-style-name="Standard" style:list-style-name="L1">
      <style:text-properties officeooo:rsid="002b8631" officeooo:paragraph-rsid="002b8631"/>
    </style:style>
    <style:style style:name="P42" style:family="paragraph" style:parent-style-name="Standard" style:list-style-name="L1">
      <style:text-properties officeooo:rsid="002f2133" officeooo:paragraph-rsid="002f2133"/>
    </style:style>
    <style:style style:name="P43" style:family="paragraph" style:parent-style-name="Standard" style:list-style-name="L1">
      <style:text-properties officeooo:rsid="002f2133" officeooo:paragraph-rsid="00308a45"/>
    </style:style>
    <style:style style:name="P44" style:family="paragraph" style:parent-style-name="Standard" style:list-style-name="L1">
      <style:text-properties officeooo:rsid="00308a45" officeooo:paragraph-rsid="00308a45"/>
    </style:style>
    <style:style style:name="P45" style:family="paragraph" style:parent-style-name="Standard" style:list-style-name="L1">
      <style:text-properties officeooo:rsid="00324b7e" officeooo:paragraph-rsid="00324b7e"/>
    </style:style>
    <style:style style:name="P46" style:family="paragraph" style:parent-style-name="Standard" style:list-style-name="L1">
      <style:text-properties officeooo:rsid="00344a8d" officeooo:paragraph-rsid="00344a8d"/>
    </style:style>
    <style:style style:name="P47" style:family="paragraph" style:parent-style-name="Standard" style:list-style-name="L1">
      <style:text-properties officeooo:rsid="0034aedd" officeooo:paragraph-rsid="0034aedd"/>
    </style:style>
    <style:style style:name="P48" style:family="paragraph" style:parent-style-name="Standard" style:list-style-name="L1">
      <style:text-properties officeooo:rsid="003514c8" officeooo:paragraph-rsid="003514c8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7b984"/>
    </style:style>
    <style:style style:name="T7" style:family="text">
      <style:text-properties officeooo:rsid="0029b39a"/>
    </style:style>
    <style:style style:name="T8" style:family="text">
      <style:text-properties officeooo:rsid="00308a45"/>
    </style:style>
    <style:style style:name="T9" style:family="text">
      <style:text-properties officeooo:rsid="0034aedd"/>
    </style:style>
    <style:style style:name="T10" style:family="text">
      <style:text-properties officeooo:rsid="003529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7098886092134711383" text:style-name="L1">
        <text:list-item>
          <text:p text:style-name="P5">Primer</text:p>
          <text:list>
            <text:list-item>
              <text:p text:style-name="P7">Overview of C++</text:p>
              <text:list>
                <text:list-item>
                  <text:p text:style-name="P9">History</text:p>
                </text:list-item>
                <text:list-item>
                  <text:p text:style-name="P9">Modern C++</text:p>
                </text:list-item>
                <text:list-item>
                  <text:p text:style-name="P9">Qt and C++</text:p>
                </text:list-item>
                <text:list-item>
                  <text:p text:style-name="P34">Main function</text:p>
                </text:list-item>
                <text:list-item>
                  <text:p text:style-name="P34">Standard library</text:p>
                </text:list-item>
                <text:list-item>
                  <text:p text:style-name="P34">Hello world</text:p>
                </text:list-item>
              </text:list>
            </text:list-item>
            <text:list-item>
              <text:p text:style-name="P7">Variables</text:p>
              <text:list>
                <text:list-item>
                  <text:p text:style-name="P9">Comments</text:p>
                </text:list-item>
                <text:list-item>
                  <text:p text:style-name="P9">Booleans</text:p>
                </text:list-item>
                <text:list-item>
                  <text:p text:style-name="P9">Numbers</text:p>
                </text:list-item>
                <text:list-item>
                  <text:p text:style-name="P9">Enums</text:p>
                </text:list-item>
                <text:list-item>
                  <text:p text:style-name="P9">Structs</text:p>
                </text:list-item>
              </text:list>
            </text:list-item>
            <text:list-item>
              <text:p text:style-name="P10">Pointers</text:p>
              <text:list>
                <text:list-item>
                  <text:p text:style-name="P13">Creating</text:p>
                </text:list-item>
                <text:list-item>
                  <text:p text:style-name="P13">Deleting</text:p>
                </text:list-item>
                <text:list-item>
                  <text:p text:style-name="P13">Stack vs Heap</text:p>
                </text:list-item>
                <text:list-item>
                  <text:p text:style-name="P13">Memory <text:span text:style-name="T2">management</text:span></text:p>
                </text:list-item>
              </text:list>
            </text:list-item>
            <text:list-item>
              <text:p text:style-name="P7">Flow Control</text:p>
              <text:list>
                <text:list-item>
                  <text:p text:style-name="P9">IF ELSE</text:p>
                </text:list-item>
                <text:list-item>
                  <text:p text:style-name="P35">Ternary</text:p>
                </text:list-item>
                <text:list-item>
                  <text:p text:style-name="P9">Switch</text:p>
                </text:list-item>
                <text:list-item>
                  <text:p text:style-name="P9">Do While</text:p>
                </text:list-item>
                <text:list-item>
                  <text:p text:style-name="P9">For and For Each</text:p>
                </text:list-item>
              </text:list>
            </text:list-item>
            <text:list-item>
              <text:p text:style-name="P34">Functions</text:p>
              <text:list>
                <text:list-item>
                  <text:p text:style-name="P34">Creating</text:p>
                </text:list-item>
                <text:list-item>
                  <text:p text:style-name="P34">Returning values</text:p>
                </text:list-item>
                <text:list-item>
                  <text:p text:style-name="P34">Overloading</text:p>
                </text:list-item>
                <text:list-item>
                  <text:p text:style-name="P34">By ref</text:p>
                </text:list-item>
                <text:list-item>
                  <text:p text:style-name="P34">By value</text:p>
                </text:list-item>
              </text:list>
            </text:list-item>
            <text:list-item>
              <text:p text:style-name="P7">Classes</text:p>
              <text:list>
                <text:list-item>
                  <text:p text:style-name="P11">Creating</text:p>
                </text:list-item>
                <text:list-item>
                  <text:p text:style-name="P11">Constructors</text:p>
                </text:list-item>
                <text:list-item>
                  <text:p text:style-name="P11">Destructors</text:p>
                </text:list-item>
                <text:list-item>
                  <text:p text:style-name="P11">Inheriting</text:p>
                </text:list-item>
                <text:list-item>
                  <text:p text:style-name="P11">Overriding</text:p>
                </text:list-item>
                <text:list-item>
                  <text:p text:style-name="P38">Abstract</text:p>
                </text:list-item>
              </text:list>
            </text:list-item>
            <text:list-item>
              <text:p text:style-name="P11">Scope</text:p>
              <text:list>
                <text:list-item>
                  <text:p text:style-name="P11"><text:span text:style-name="T4">M</text:span>ain</text:p>
                </text:list-item>
                <text:list-item>
                  <text:p text:style-name="P11"><text:soft-page-break/><text:span text:style-name="T4">F</text:span>unctions</text:p>
                </text:list-item>
                <text:list-item>
                  <text:p text:style-name="P11"><text:span text:style-name="T4">C</text:span>lasses</text:p>
                </text:list-item>
                <text:list-item>
                  <text:p text:style-name="P34">Global</text:p>
                </text:list-item>
              </text:list>
            </text:list-item>
            <text:list-item>
              <text:p text:style-name="P7">Error handling</text:p>
              <text:list>
                <text:list-item>
                  <text:p text:style-name="P35">Errors vs exceptions</text:p>
                </text:list-item>
                <text:list-item>
                  <text:p text:style-name="P36">Throwing </text:p>
                </text:list-item>
                <text:list-item>
                  <text:p text:style-name="P12">Try catch</text:p>
                </text:list-item>
                <text:list-item>
                  <text:p text:style-name="P12">Finally</text:p>
                </text:list-item>
                <text:list-item>
                  <text:p text:style-name="P12">Catch All</text:p>
                </text:list-item>
              </text:list>
            </text:list-item>
          </text:list>
        </text:list-item>
        <text:list-item>
          <text:p text:style-name="P6">Beginner</text:p>
          <text:list>
            <text:list-item>
              <text:p text:style-name="P14">Qt and Qt Creator</text:p>
              <text:list>
                <text:list-item>
                  <text:p text:style-name="P15">Overview</text:p>
                </text:list-item>
                <text:list-item>
                  <text:p text:style-name="P15">Licensing</text:p>
                </text:list-item>
                <text:list-item>
                  <text:p text:style-name="P15">Downloading </text:p>
                </text:list-item>
                <text:list-item>
                  <text:p text:style-name="P15">Installing</text:p>
                </text:list-item>
                <text:list-item>
                  <text:p text:style-name="P15">Configuration</text:p>
                </text:list-item>
                <text:list-item>
                  <text:p text:style-name="P15">Kits</text:p>
                </text:list-item>
              </text:list>
            </text:list-item>
            <text:list-item>
              <text:p text:style-name="P17">Project Types</text:p>
              <text:list>
                <text:list-item>
                  <text:p text:style-name="P15">Console</text:p>
                </text:list-item>
                <text:list-item>
                  <text:p text:style-name="P15">Widget</text:p>
                </text:list-item>
                <text:list-item>
                  <text:p text:style-name="P15">QML</text:p>
                </text:list-item>
                <text:list-item>
                  <text:p text:style-name="P15">Library</text:p>
                </text:list-item>
                <text:list-item>
                  <text:p text:style-name="P15"><text:span text:style-name="T6">Example: </text:span>Hello World</text:p>
                </text:list-item>
              </text:list>
            </text:list-item>
            <text:list-item>
              <text:p text:style-name="P16">Common Classes</text:p>
              <text:list>
                <text:list-item>
                  <text:p text:style-name="P22">QObject</text:p>
                </text:list-item>
                <text:list-item>
                  <text:p text:style-name="P19">QString</text:p>
                </text:list-item>
                <text:list-item>
                  <text:p text:style-name="P19">QDate</text:p>
                </text:list-item>
                <text:list-item>
                  <text:p text:style-name="P19">QTime</text:p>
                </text:list-item>
                <text:list-item>
                  <text:p text:style-name="P19">Q<text:span text:style-name="T1">D</text:span>ateTime</text:p>
                </text:list-item>
                <text:list-item>
                  <text:p text:style-name="P22">Qvariant</text:p>
                </text:list-item>
                <text:list-item>
                  <text:p text:style-name="P37">Example: using a Qvariant to store unknown data types</text:p>
                </text:list-item>
              </text:list>
            </text:list-item>
            <text:list-item>
              <text:p text:style-name="P15">Pointers</text:p>
              <text:list>
                <text:list-item>
                  <text:p text:style-name="P12"><text:span text:style-name="T5">Parent and </text:span>Child</text:p>
                </text:list-item>
                <text:list-item>
                  <text:p text:style-name="P23">QWeakPointer</text:p>
                </text:list-item>
                <text:list-item>
                  <text:p text:style-name="P23">QScopedPointer</text:p>
                </text:list-item>
                <text:list-item>
                  <text:p text:style-name="P23">QsharedPointer</text:p>
                </text:list-item>
                <text:list-item>
                  <text:p text:style-name="P39">Example: Using QScopedPointer</text:p>
                </text:list-item>
              </text:list>
            </text:list-item>
            <text:list-item>
              <text:p text:style-name="P24">Collections</text:p>
              <text:list>
                <text:list-item>
                  <text:p text:style-name="P24">QList</text:p>
                </text:list-item>
                <text:list-item>
                  <text:p text:style-name="P24">QSet</text:p>
                </text:list-item>
                <text:list-item>
                  <text:p text:style-name="P24">QHash</text:p>
                </text:list-item>
                <text:list-item>
                  <text:p text:style-name="P24">QMap</text:p>
                </text:list-item>
                <text:list-item>
                  <text:p text:style-name="P24">Q<text:span text:style-name="T7">L</text:span>inkedList</text:p>
                </text:list-item>
                <text:list-item>
                  <text:p text:style-name="P37">Example: Lists of objects</text:p>
                </text:list-item>
              </text:list>
            </text:list-item>
            <text:list-item>
              <text:p text:style-name="P25">Signals and Slots</text:p>
              <text:list>
                <text:list-item>
                  <text:p text:style-name="P25"><text:soft-page-break/>Creating</text:p>
                </text:list-item>
                <text:list-item>
                  <text:p text:style-name="P25">Connecting</text:p>
                </text:list-item>
                <text:list-item>
                  <text:p text:style-name="P25">Disconnecting</text:p>
                </text:list-item>
                <text:list-item>
                  <text:p text:style-name="P29">Example: Working with properties</text:p>
                </text:list-item>
              </text:list>
            </text:list-item>
            <text:list-item>
              <text:p text:style-name="P18">File System</text:p>
              <text:list>
                <text:list-item>
                  <text:p text:style-name="P27">QDir</text:p>
                </text:list-item>
                <text:list-item>
                  <text:p text:style-name="P27">QFile</text:p>
                </text:list-item>
                <text:list-item>
                  <text:p text:style-name="P27">Q<text:span text:style-name="T3">F</text:span>ileInfo</text:p>
                </text:list-item>
                <text:list-item>
                  <text:p text:style-name="P32">Reading Files</text:p>
                </text:list-item>
                <text:list-item>
                  <text:p text:style-name="P32">Writing files</text:p>
                </text:list-item>
                <text:list-item>
                  <text:p text:style-name="P41">Appending files</text:p>
                </text:list-item>
                <text:list-item>
                  <text:p text:style-name="P41">Write modes</text:p>
                </text:list-item>
                <text:list-item>
                  <text:p text:style-name="P32">Example: Reading files</text:p>
                </text:list-item>
              </text:list>
            </text:list-item>
            <text:list-item>
              <text:p text:style-name="P40">Encoding data</text:p>
              <text:list>
                <text:list-item>
                  <text:p text:style-name="P40">ASCII</text:p>
                </text:list-item>
                <text:list-item>
                  <text:p text:style-name="P40">UTF-8</text:p>
                </text:list-item>
                <text:list-item>
                  <text:p text:style-name="P40">XML</text:p>
                </text:list-item>
                <text:list-item>
                  <text:p text:style-name="P40">JSON</text:p>
                </text:list-item>
                <text:list-item>
                  <text:p text:style-name="P40">Base64</text:p>
                </text:list-item>
                <text:list-item>
                  <text:p text:style-name="P33">Serializing objects</text:p>
                </text:list-item>
                <text:list-item>
                  <text:p text:style-name="P40">Example: Serialize object and load it from disk</text:p>
                </text:list-item>
              </text:list>
            </text:list-item>
          </text:list>
        </text:list-item>
        <text:list-item>
          <text:p text:style-name="P6">Intermediate</text:p>
          <text:list>
            <text:list-item>
              <text:p text:style-name="P17">Design Patterns</text:p>
              <text:list>
                <text:list-item>
                  <text:p text:style-name="P26">Header files</text:p>
                </text:list-item>
                <text:list-item>
                  <text:p text:style-name="P28">Includes</text:p>
                </text:list-item>
                <text:list-item>
                  <text:p text:style-name="P38">Global variables</text:p>
                </text:list-item>
                <text:list-item>
                  <text:p text:style-name="P26">Singleton patterns</text:p>
                </text:list-item>
                <text:list-item>
                  <text:p text:style-name="P26">Parent child</text:p>
                </text:list-item>
                <text:list-item>
                  <text:p text:style-name="P38">Factories</text:p>
                </text:list-item>
                <text:list-item>
                  <text:p text:style-name="P38">Prototypes</text:p>
                </text:list-item>
              </text:list>
            </text:list-item>
            <text:list-item>
              <text:p text:style-name="P20">Macros</text:p>
              <text:list>
                <text:list-item>
                  <text:p text:style-name="P30">QObject Macro</text:p>
                </text:list-item>
                <text:list-item>
                  <text:p text:style-name="P30">qDeleteAll</text:p>
                </text:list-item>
                <text:list-item>
                  <text:p text:style-name="P30">qDebug</text:p>
                </text:list-item>
                <text:list-item>
                  <text:p text:style-name="P30">qFill</text:p>
                </text:list-item>
                <text:list-item>
                  <text:p text:style-name="P30">qSort</text:p>
                </text:list-item>
                <text:list-item>
                  <text:p text:style-name="P30">qCopy</text:p>
                </text:list-item>
                <text:list-item>
                  <text:p text:style-name="P30">qFind</text:p>
                </text:list-item>
                <text:list-item>
                  <text:p text:style-name="P30">qSort</text:p>
                </text:list-item>
              </text:list>
            </text:list-item>
            <text:list-item>
              <text:p text:style-name="P21">Make files</text:p>
              <text:list>
                <text:list-item>
                  <text:p text:style-name="P8">Install Path</text:p>
                </text:list-item>
                <text:list-item>
                  <text:p text:style-name="P8">Source Paths</text:p>
                </text:list-item>
                <text:list-item>
                  <text:p text:style-name="P8">Imports</text:p>
                </text:list-item>
                <text:list-item>
                  <text:p text:style-name="P8">PRI files</text:p>
                </text:list-item>
                <text:list-item>
                  <text:p text:style-name="P8">PWD</text:p>
                </text:list-item>
              </text:list>
            </text:list-item>
            <text:list-item>
              <text:p text:style-name="P24"><text:soft-page-break/>System</text:p>
              <text:list>
                <text:list-item>
                  <text:p text:style-name="P24">QSysInfo</text:p>
                </text:list-item>
                <text:list-item>
                  <text:p text:style-name="P24">Determine OS at run time</text:p>
                </text:list-item>
                <text:list-item>
                  <text:p text:style-name="P31">Example: Run code depending on the OS</text:p>
                </text:list-item>
              </text:list>
            </text:list-item>
            <text:list-item>
              <text:p text:style-name="P31">Timer</text:p>
              <text:list>
                <text:list-item>
                  <text:p text:style-name="P31">QTimer</text:p>
                </text:list-item>
                <text:list-item>
                  <text:p text:style-name="P31">SingleShot</text:p>
                </text:list-item>
                <text:list-item>
                  <text:p text:style-name="P31">Repeating</text:p>
                </text:list-item>
                <text:list-item>
                  <text:p text:style-name="P31">Example: File watcher</text:p>
                </text:list-item>
              </text:list>
            </text:list-item>
          </text:list>
        </text:list-item>
        <text:list-item>
          <text:p text:style-name="P6">Advanced</text:p>
          <text:list>
            <text:list-item>
              <text:p text:style-name="P38">Plugins</text:p>
            </text:list-item>
            <text:list-item>
              <text:p text:style-name="P14">Threads</text:p>
              <text:list>
                <text:list-item>
                  <text:p text:style-name="P46">MoveToThread</text:p>
                </text:list-item>
                <text:list-item>
                  <text:p text:style-name="P46">QThread</text:p>
                </text:list-item>
                <text:list-item>
                  <text:p text:style-name="P46">QThreadPool &amp; Qrunnable</text:p>
                </text:list-item>
                <text:list-item>
                  <text:p text:style-name="P47">QConcurrence</text:p>
                </text:list-item>
                <text:list-item>
                  <text:p text:style-name="P46"><text:span text:style-name="T9">Example: </text:span>Threaded TCP Server</text:p>
                </text:list-item>
              </text:list>
            </text:list-item>
            <text:list-item>
              <text:p text:style-name="P14">Sockets</text:p>
              <text:list>
                <text:list-item>
                  <text:p text:style-name="P42">Networking fundamentals</text:p>
                </text:list-item>
                <text:list-item>
                  <text:p text:style-name="P42">TCP vs UDP</text:p>
                </text:list-item>
                <text:list-item>
                  <text:p text:style-name="P42">TCP Socket</text:p>
                </text:list-item>
                <text:list-item>
                  <text:p text:style-name="P42">TCP Server Socket</text:p>
                </text:list-item>
                <text:list-item>
                  <text:p text:style-name="P42">QnetworkAccessManager</text:p>
                </text:list-item>
                <text:list-item>
                  <text:p text:style-name="P42">UDP</text:p>
                </text:list-item>
                <text:list-item>
                  <text:p text:style-name="P42">Example: <text:span text:style-name="T10">TCP – serialize object and send it to client</text:span></text:p>
                </text:list-item>
              </text:list>
            </text:list-item>
            <text:list-item>
              <text:p text:style-name="P14">Database</text:p>
              <text:list>
                <text:list-item>
                  <text:p text:style-name="P42">Database fundamentals</text:p>
                </text:list-item>
              </text:list>
            </text:list-item>
            <text:list-item>
              <text:p text:style-name="P14">Encryption</text:p>
              <text:list>
                <text:list-item>
                  <text:p text:style-name="P42">Encryption <text:span text:style-name="T8">fundamentals</text:span></text:p>
                </text:list-item>
                <text:list-item>
                  <text:p text:style-name="P42">Importing the lib</text:p>
                </text:list-item>
                <text:list-item>
                  <text:p text:style-name="P44">Asymmetric</text:p>
                </text:list-item>
                <text:list-item>
                  <text:p text:style-name="P43"><text:span text:style-name="T8">Symmetric</text:span> </text:p>
                </text:list-item>
                <text:list-item>
                  <text:p text:style-name="P42">Open SSL</text:p>
                </text:list-item>
              </text:list>
            </text:list-item>
            <text:list-item>
              <text:p text:style-name="P48">Charts and Plotting</text:p>
            </text:list-item>
            <text:list-item>
              <text:p text:style-name="P42">Firebase</text:p>
              <text:list>
                <text:list-item>
                  <text:p text:style-name="P42">Firebase fundamentals</text:p>
                </text:list-item>
                <text:list-item>
                  <text:p text:style-name="P42">Creating an account</text:p>
                </text:list-item>
                <text:list-item>
                  <text:p text:style-name="P42">File storage</text:p>
                </text:list-item>
                <text:list-item>
                  <text:p text:style-name="P42">Real time database</text:p>
                </text:list-item>
                <text:list-item>
                  <text:p text:style-name="P42">Messenging</text:p>
                </text:list-item>
              </text:list>
            </text:list-item>
            <text:list-item>
              <text:p text:style-name="P38">3D</text:p>
            </text:list-item>
            <text:list-item>
              <text:p text:style-name="P42">Boost.io</text:p>
            </text:list-item>
            <text:list-item>
              <text:p text:style-name="P45">OpenCV</text:p>
            </text:list-item>
          </text:list>
        </text:list-item>
      </text:list>
      <text:p text:style-name="P2"/>
      <text:p text:style-name="P1"/>
      <text:p text:style-name="P2"><text:soft-page-break/>Qt Widgets</text:p>
      <text:list xml:id="list140015439739892" text:continue-numbering="true" text:style-name="L1">
        <text:list-item>
          <text:p text:style-name="P14">Beginner</text:p>
        </text:list-item>
        <text:list-item>
          <text:p text:style-name="P14">Intermediate</text:p>
        </text:list-item>
        <text:list-item>
          <text:p text:style-name="P14">Advanced</text:p>
        </text:list-item>
      </text:list>
      <text:p text:style-name="P2"/>
      <text:p text:style-name="P2">QML</text:p>
      <text:list xml:id="list140013698198121" text:continue-numbering="true" text:style-name="L1">
        <text:list-item>
          <text:p text:style-name="P14">Beginner</text:p>
        </text:list-item>
        <text:list-item>
          <text:p text:style-name="P14">Intermediate</text:p>
        </text:list-item>
        <text:list-item>
          <text:p text:style-name="P14">Advanced</text:p>
        </text:list-item>
      </text:list>
      <text:p text:style-name="P1"/>
      <text:p text:style-name="P2">Qt Embedded</text:p>
      <text:list xml:id="list140013842294453" text:continue-numbering="true" text:style-name="L1">
        <text:list-item>
          <text:p text:style-name="P14">Beginner</text:p>
        </text:list-item>
        <text:list-item>
          <text:p text:style-name="P14">Intermediate</text:p>
        </text:list-item>
        <text:list-item>
          <text:p text:style-name="P14">Advance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07-23T14:00:13.559801271</dc:date>
    <meta:editing-duration>PT3H11M48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5" meta:paragraph-count="188" meta:word-count="499" meta:character-count="2318" meta:non-whitespace-character-count="2185"/>
  </office:meta>
</office:document-meta>
</file>